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Replacements/Object 1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861cm" fo:min-width="6.6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863cm" fo:min-width="6.61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1.786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0.491cm" fo:min-width="0.263cm" draw:shadow-offset-x="0.203cm" draw:shadow-offset-y="0.203cm" draw:shadow-opacity="50%"/>
    </style:style>
    <style:style style:name="gr6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0.491cm" fo:min-width="0.26cm" draw:shadow-opacity="50%"/>
    </style:style>
    <style:style style:name="gr7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0.512cm" fo:min-width="0.263cm" draw:shadow-opacity="50%"/>
    </style:style>
    <style:style style:name="gr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fill="none" draw:textarea-vertical-align="middle" draw:auto-grow-height="false" fo:min-height="2.036cm" fo:min-width="0.007cm"/>
    </style:style>
    <style:style style:name="gr11" style:family="graphic" style:parent-style-name="standard">
      <style:graphic-properties svg:stroke-color="#000000" draw:fill="none" draw:textarea-vertical-align="middle" draw:auto-grow-height="false" fo:min-height="0.51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0.512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3.1000003814697pt"/>
    </style:style>
    <style:style style:name="P2" style:family="paragraph">
      <loext:graphic-properties draw:fill-color="#ffffff"/>
      <style:paragraph-properties fo:text-align="center"/>
      <style:text-properties fo:font-size="13.1000003814697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7.112cm" svg:height="7.111cm" svg:x="7.873cm" svg:y="0.263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112cm" svg:height="7.113cm" svg:x="7.873cm" svg:y="7.88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112cm" svg:height="7.113cm" svg:x="0.253cm" svg:y="7.88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286cm" svg:height="2.286cm" svg:x="10.159cm" svg:y="2.2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286cm" svg:height="2.286cm" svg:x="2.539cm" svg:y="9.91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0.921cm" svg:y1="2.295cm" svg:x2="10.921cm" svg:y2="4.581cm">
            <text:p/>
          </draw:line>
          <draw:line draw:style-name="gr4" draw:text-style-name="P4" draw:layer="layout" svg:x1="11.683cm" svg:y1="2.295cm" svg:x2="11.683cm" svg:y2="4.581cm">
            <text:p/>
          </draw:line>
          <draw:line draw:style-name="gr4" draw:text-style-name="P4" draw:layer="layout" svg:x1="2.539cm" svg:y1="10.696cm" svg:x2="4.825cm" svg:y2="10.696cm">
            <text:p/>
          </draw:line>
          <draw:line draw:style-name="gr4" draw:text-style-name="P4" draw:layer="layout" svg:x1="2.539cm" svg:y1="11.439cm" svg:x2="4.825cm" svg:y2="11.439cm">
            <text:p/>
          </draw:line>
          <draw:custom-shape draw:style-name="gr3" draw:text-style-name="P3" draw:layer="layout" svg:width="2.286cm" svg:height="2.286cm" svg:x="10.159cm" svg:y="9.91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2.445cm" svg:y1="10.696cm" svg:x2="10.159cm" svg:y2="10.696cm">
            <text:p/>
          </draw:line>
          <draw:line draw:style-name="gr4" draw:text-style-name="P4" draw:layer="layout" svg:x1="12.445cm" svg:y1="11.439cm" svg:x2="10.159cm" svg:y2="11.439cm">
            <text:p/>
          </draw:line>
          <draw:line draw:style-name="gr4" draw:text-style-name="P4" draw:layer="layout" svg:x1="10.921cm" svg:y1="9.915cm" svg:x2="10.921cm" svg:y2="12.201cm">
            <text:p/>
          </draw:line>
          <draw:line draw:style-name="gr4" draw:text-style-name="P4" draw:layer="layout" svg:x1="11.683cm" svg:y1="9.915cm" svg:x2="11.683cm" svg:y2="12.201cm">
            <text:p/>
          </draw:line>
          <draw:custom-shape draw:style-name="gr5" draw:text-style-name="P5" draw:layer="layout" svg:width="0.763cm" svg:height="0.741cm" svg:x="10.921cm" svg:y="10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76cm" svg:height="0.741cm" svg:x="3.303cm" svg:y="10.6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63cm" svg:height="0.762cm" svg:x="10.921cm" svg:y="3.0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07cm" svg:height="2.286cm" svg:x="1.777cm" svg:y="9.91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6" draw:layer="layout" svg:width="2cm" svg:height="0.999cm" svg:x="13.069cm" svg:y="10.0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9" draw:text-style-name="P6" draw:layer="layout" svg:width="0.69cm" svg:height="0.53cm" svg:x="1.015cm" svg:y="10.90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text-style-name="P6" draw:layer="layout" svg:width="0.69cm" svg:height="0.53cm" svg:x="10.921cm" svg:y="1.003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10" draw:text-style-name="P4" draw:layer="layout" svg:width="0.507cm" svg:height="2.286cm" draw:transform="rotate (-1.5707963267949) translate (12.445cm 1.533cm)">
            <text:p/>
            <draw:enhanced-geometry svg:viewBox="0 0 21600 21600" draw:glue-points="21600 0 0 10800 21600 21600" draw:text-areas="13800 ?f9 21600 ?f10" draw:mirror-horizontal="true" draw:mirror-vertical="false" draw:type="left-brace" draw:modifiers="1596.15216440752 11173.065150852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1" draw:text-style-name="P4" draw:layer="layout" svg:width="0.253cm" svg:height="0.76cm" draw:transform="rotate (-1.5707963267949) translate (4.063cm 9.407cm)">
            <text:p/>
            <draw:enhanced-geometry svg:viewBox="0 0 21600 21600" draw:glue-points="21600 0 0 10800 21600 21600" draw:text-areas="13800 ?f9 21600 ?f10" draw:mirror-horizontal="true" draw:mirror-vertical="false" draw:type="left-brace" draw:modifiers="1596.15216440752 11173.065150852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6" draw:layer="layout" svg:width="0.563cm" svg:height="0.53cm" svg:x="3.372cm" svg:y="8.877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9" draw:text-style-name="P6" draw:layer="layout" svg:width="0.564cm" svg:height="0.531cm" svg:x="12.952cm" svg:y="3.056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12" draw:text-style-name="P4" draw:layer="layout" svg:width="0.254cm" svg:height="0.762cm" svg:x="12.699cm" svg:y="3.057cm">
            <text:p/>
            <draw:enhanced-geometry svg:viewBox="0 0 21600 21600" draw:glue-points="21600 0 0 10800 21600 21600" draw:text-areas="13800 ?f9 21600 ?f10" draw:mirror-horizontal="true" draw:type="left-brace" draw:modifiers="3483.87096774194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cm" fo:margin-bottom="0cm" fo:text-indent="0cm"/>
      <style:text-properties fo:font-size="20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7cm" fo:margin-bottom="0cm" fo:text-indent="0cm"/>
      <style:text-properties fo:font-size="1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18.287cm" svg:height="2.544cm" svg:x="1.016cm" svg:y="0.607cm" presentation:class="title" presentation:placeholder="true">
        <draw:text-box/>
      </draw:frame>
      <draw:frame presentation:style-name="Default-outline1" draw:layer="backgroundobjects" svg:width="18.287cm" svg:height="8.838cm" svg:x="1.016cm" svg:y="3.566cm" presentation:class="outline" presentation:placeholder="true">
        <draw:text-box/>
      </draw:frame>
      <draw:frame presentation:style-name="Mpr1" draw:text-style-name="MP2" draw:layer="backgroundobjects" svg:width="4.735cm" svg:height="1.051cm" svg:x="1.016cm" svg:y="13.88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441cm" svg:height="1.051cm" svg:x="6.948cm" svg:y="13.88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735cm" svg:height="1.051cm" svg:x="14.568cm" svg:y="13.88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8:05:43.984163144</meta:creation-date>
    <dc:date>2017-06-15T18:29:01.129335138</dc:date>
    <meta:editing-duration>PT2M36S</meta:editing-duration>
    <meta:editing-cycles>1</meta:editing-cycles>
    <meta:document-statistic meta:object-count="50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>N</mi>
      <mi>b</mi>
    </msub>
    <annotation encoding="StarMath 5.0">N_b</annotation>
  </semantics>
</math>
</file>

<file path=Object 3/content.xml><?xml version="1.0" encoding="utf-8"?>
<math xmlns="http://www.w3.org/1998/Math/MathML" display="block">
  <semantics>
    <msub>
      <mi>N</mi>
      <mi>b</mi>
    </msub>
    <annotation encoding="StarMath 5.0">N_b</annotation>
  </semantics>
</math>
</file>

<file path=Object 4/content.xml><?xml version="1.0" encoding="utf-8"?>
<math xmlns="http://www.w3.org/1998/Math/MathML" display="block">
  <semantics>
    <msub>
      <mi>n</mi>
      <mi>b</mi>
    </msub>
    <annotation encoding="StarMath 5.0">n_b</annotation>
  </semantics>
</math>
</file>

<file path=Object 5/content.xml><?xml version="1.0" encoding="utf-8"?>
<math xmlns="http://www.w3.org/1998/Math/MathML" display="block">
  <semantics>
    <msub>
      <mi>n</mi>
      <mi>b</mi>
    </msub>
    <annotation encoding="StarMath 5.0">n_b</annotation>
  </semantics>
</math>
</file>